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'Calibri EmbeddedFont', 'Calibri MSFontService', sans-serif"/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7.912cm"/>
        </style:tab-stops>
      </style:paragraph-properties>
      <style:text-properties style:font-name="Arial"/>
    </style:style>
    <style:style style:name="P2" style:family="paragraph" style:parent-style-name="Standard">
      <style:paragraph-properties>
        <style:tab-stops>
          <style:tab-stop style:position="17.912cm"/>
        </style:tab-stops>
      </style:paragraph-properties>
      <style:text-properties style:font-name="Inter" fo:font-size="10.5pt"/>
    </style:style>
    <style:style style:name="P3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Inter" fo:font-size="10.5pt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9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0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 fo:background-color="#ffff00"/>
    </style:style>
    <style:style style:name="P12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 fo:background-color="#ffff00"/>
    </style:style>
    <style:style style:name="P13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 fo:background-color="#ffff00"/>
    </style:style>
    <style:style style:name="P14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 fo:background-color="#ffff00"/>
    </style:style>
    <style:style style:name="P15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 fo:background-color="#ffff00"/>
    </style:style>
    <style:style style:name="P16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 fo:background-color="#ffff00"/>
    </style:style>
    <style:style style:name="P17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Inter" fo:font-size="10.5pt"/>
    </style:style>
    <style:style style:name="P18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9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20" style:family="paragraph" style:parent-style-name="Text_20_body" style:list-style-name="L5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21" style:family="paragraph" style:parent-style-name="Text_20_body" style:list-style-name="L6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style:font-name="Inter" fo:font-size="10.5pt" fo:letter-spacing="normal" fo:language="en" fo:country="US" fo:font-weight="normal"/>
    </style:style>
    <style:style style:name="T3" style:family="text">
      <style:text-properties style:font-name="Calibri" fo:font-size="11pt" fo:letter-spacing="normal" fo:language="en" fo:country="US" fo:font-weight="normal"/>
    </style:style>
    <style:style style:name="T4" style:family="text">
      <style:text-properties fo:background-color="#ffff00"/>
    </style:style>
    <style:style style:name="T5" style:family="text">
      <style:text-properties fo:background-color="#fffff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2212">
        <text:p text:style-name="P4"><text:span text:style-name="Strong_20_Emphasis"><text:span text:style-name="T1">What are the three main reasons to perform malware analysis? </text:span></text:span></text:p>
        <text:list xml:id="list931563823196827631" text:style-name="L1">
          <text:list-item>
            <text:p text:style-name="P5">Malware research, threat response, and malware wrapping</text:p>
          </text:list-item>
          <text:list-item>
            <text:p text:style-name="P5">Malware wrapping, malware packing, and malware response</text:p>
          </text:list-item>
          <text:list-item>
            <text:p text:style-name="P5">Malware detection, malware obfuscation, and malware research</text:p>
          </text:list-item>
          <text:list-item>
            <text:p text:style-name="P11">Malware detection, threat response, and malware research</text:p>
            <text:p text:style-name="P18">Comments: Malware detection – To better protect an organization, it is necessary to identify compromising threats and vulnerabilities. Threat response – To understand how threats operate to react accordingly. Malware research – To better understand how specific types of malware work, where they originated, and what differentiates them.</text:p>
          </text:list-item>
        </text:list>
        <text:p text:style-name="P17">Score: 1.66</text:p>
      </text:section>
      <text:section text:style-name="Sect1" text:name="2213">
        <text:p text:style-name="P3">2)</text:p>
        <text:p text:style-name="P4"><text:span text:style-name="Strong_20_Emphasis"><text:span text:style-name="T2">This type of attack usually shuts down a network through an overcapacity of</text:span></text:span><text:span text:style-name="Strong_20_Emphasis"><text:span text:style-name="T3"> </text:span></text:span><text:span text:style-name="Strong_20_Emphasis"><text:span text:style-name="T2">network traffic, preventing legitimate users from accessing and using targeted systems or resources.</text:span></text:span><text:span text:style-name="Strong_20_Emphasis"><text:span text:style-name="T1"> </text:span></text:span></text:p>
        <text:list xml:id="list4622097544529994885" text:style-name="L2">
          <text:list-item>
            <text:p text:style-name="P6">Man-in-the-middle attack</text:p>
          </text:list-item>
          <text:list-item>
            <text:p text:style-name="P6">Ransomware</text:p>
          </text:list-item>
          <text:list-item>
            <text:p text:style-name="P6">Rainbow attack</text:p>
          </text:list-item>
          <text:list-item>
            <text:p text:style-name="P12">Denial of service</text:p>
            <text:p text:style-name="P19"><text:span text:style-name="T5">Comments: A </text:span>denial-of-service (DoS) attack is an attack meant to shut down a machine or network, making it inaccessible to its intended users. DoS attacks accomplish this by flooding the target with traffic or sending it information that triggers a crash.</text:p>
          </text:list-item>
          <text:list-item>
            <text:p text:style-name="P6">Brute force attack</text:p>
          </text:list-item>
        </text:list>
        <text:p text:style-name="P17">Score: 1.66</text:p>
      </text:section>
      <text:section text:style-name="Sect1" text:name="2214">
        <text:p text:style-name="P3">3)</text:p>
        <text:p text:style-name="P4"><text:span text:style-name="Strong_20_Emphasis"><text:span text:style-name="T1">Which of the following is NOT a type of malware?</text:span></text:span></text:p>
        <text:list xml:id="list478173997428956117" text:style-name="L3">
          <text:list-item>
            <text:p text:style-name="P7">Virus</text:p>
          </text:list-item>
          <text:list-item>
            <text:p text:style-name="P7">Dropper</text:p>
          </text:list-item>
          <text:list-item>
            <text:p text:style-name="P7">Trojan</text:p>
          </text:list-item>
          <text:list-item>
            <text:p text:style-name="P7">Ransomware</text:p>
          </text:list-item>
          <text:list-item>
            <text:p text:style-name="P13">DDoS</text:p>
          </text:list-item>
        </text:list>
        <text:p text:style-name="P17">Score: 1.67</text:p>
      </text:section>
      <text:section text:style-name="Sect1" text:name="2215">
        <text:p text:style-name="P3">4)</text:p>
        <text:p text:style-name="P4"><text:span text:style-name="Strong_20_Emphasis"><text:span text:style-name="T1">Which of the following is NOT a stage of the malware analysis process?</text:span></text:span></text:p>
        <text:list xml:id="list4410775702947189324" text:style-name="L4">
          <text:list-item>
            <text:p text:style-name="P8">Interactive Behavior Analysis</text:p>
          </text:list-item>
          <text:list-item>
            <text:p text:style-name="P14">Containment and Eradication</text:p>
          </text:list-item>
          <text:list-item>
            <text:p text:style-name="P8">Manual Code Reversing</text:p>
          </text:list-item>
          <text:list-item>
            <text:p text:style-name="P8">Static Properties Analysis</text:p>
          </text:list-item>
        </text:list>
        <text:p text:style-name="P17">Score: 1.67</text:p>
      </text:section>
      <text:section text:style-name="Sect1" text:name="2216">
        <text:p text:style-name="P3">5)</text:p>
        <text:p text:style-name="P4"><text:span text:style-name="Strong_20_Emphasis"><text:span text:style-name="T1">A sandbox is a security mechanism for running unrecognized programs in a secure environment without the risk of damaging the actual system. </text:span></text:span></text:p>
        <text:list xml:id="list3304574326922896446" text:style-name="L5">
          <text:list-item>
            <text:p text:style-name="P15"><text:soft-page-break/>True</text:p>
            <text:p text:style-name="P20">Comments: We can use sandbox technology for basic dynamic analysis. A sandbox is a security mechanism for running unrecognized programs in a secure environment without the risk of damaging the actual system. A sandbox consists of a virtualized environment that is often used to simulate a network service to ensure that the tested software or malware is functioning normally.</text:p>
          </text:list-item>
          <text:list-item>
            <text:p text:style-name="P9">False</text:p>
          </text:list-item>
        </text:list>
        <text:p text:style-name="P17">Score: 1.67</text:p>
      </text:section>
      <text:section text:style-name="Sect1" text:name="2217">
        <text:p text:style-name="P3">6)</text:p>
        <text:p text:style-name="P4"><text:span text:style-name="Strong_20_Emphasis"><text:span text:style-name="T1">You can run fileless malware through Windows PowerShell. </text:span></text:span></text:p>
        <text:list xml:id="list3985307176435159857" text:style-name="L6">
          <text:list-item>
            <text:p text:style-name="P16">True</text:p>
            <text:p text:style-name="P21">Comments: Fileless malware is malicious software that runs or launches from memory, utilizing system tools such as Windows PowerShell to provide less residual evidence of script-based malware. Thus, it's a stealthier option for attackers. Because they leave no artifacts on the hard drive, these attacks evade current detection methods.</text:p>
          </text:list-item>
          <text:list-item>
            <text:p text:style-name="P10">False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'Calibri EmbeddedFont', 'Calibri MSFontService', sans-serif"/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282cm" fo:margin-left="1.058cm" fo:margin-right="1.23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3</meta:editing-cycles>
    <meta:generator>OpenOffice/4.1.14$Win32 OpenOffice.org_project/4114m1$Build-9811</meta:generator>
    <dc:date>2024-01-08T12:24:45.50</dc:date>
    <dc:creator>kaos sevdalisi</dc:creator>
    <meta:document-statistic meta:table-count="0" meta:image-count="0" meta:object-count="0" meta:page-count="2" meta:paragraph-count="43" meta:word-count="388" meta:character-count="2411"/>
    <meta:user-defined meta:name="Info 1"/>
    <meta:user-defined meta:name="Info 2"/>
    <meta:user-defined meta:name="Info 3"/>
    <meta:user-defined meta:name="Info 4"/>
  </office:meta>
</office:document-meta>
</file>